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24A9440DAB3EAD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bbded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23" style:family="paragraph" style:parent-style-name="Table_20_Contents">
      <style:text-properties officeooo:rsid="0041ddd4" officeooo:paragraph-rsid="0041ddd4"/>
    </style:style>
    <style:style style:name="P24" style:family="paragraph" style:parent-style-name="Table_20_Contents">
      <style:text-properties officeooo:paragraph-rsid="001a5680"/>
    </style:style>
    <style:style style:name="P25" style:family="paragraph" style:parent-style-name="Table_20_Contents">
      <style:text-properties officeooo:paragraph-rsid="00479273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bce2a" fo:background-color="transparent" loext:char-shading-value="0"/>
    </style:style>
    <style:style style:name="T17" style:family="text">
      <style:text-properties officeooo:rsid="00455425" fo:background-color="transparent" loext:char-shading-value="0"/>
    </style:style>
    <style:style style:name="T18" style:family="text">
      <style:text-properties officeooo:rsid="0048b6cc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4f72b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388158"/>
    </style:style>
    <style:style style:name="T27" style:family="text">
      <style:text-properties officeooo:rsid="0043daa3"/>
    </style:style>
    <style:style style:name="T28" style:family="text">
      <style:text-properties officeooo:rsid="00455425"/>
    </style:style>
    <style:style style:name="T29" style:family="text">
      <style:text-properties officeooo:rsid="0048b6c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3">sp. zn. </text:span>#4556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20">Personální odbor</text:span></text:p>
            <text:p text:style-name="P15">z<text:span text:style-name="T19">a</text:span>st<text:span text:style-name="T19">o</text:span>up<text:span text:style-name="T19">ena</text:span>: <text:span text:style-name="T24">Bc. Jana Rohová, jana.rohova@pirati.cz, vedoucí</text:span>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4"><text:span text:style-name="T19">Jméno</text:span>: <text:span text:style-name="T29">Pavel Štěpánek</text:span></text:p>
            <text:p text:style-name="P16"><text:span text:style-name="T27">IČO</text:span>: <text:span text:style-name="T29">87918226</text:span> <text:s text:c="3"/><text:span text:style-name="T27">místo podnikání: Chrudi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7">Krajský koordinátor dobrovolníků pro <text:span text:style-name="T29">Pardubický kraj</text:span></text:p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7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9">40</text:span>h <text:span text:style-name="T20">týdně </text:span>(slovy: <text:span text:style-name="T29">čtyřicet</text:span>hodin)</text:p>
            <text:p text:style-name="P2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23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8">20.000,-</text:span>Kč měsíčně </text:p>
            <text:p text:style-name="P14">• úkolová odměna: až <text:span text:style-name="T25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22">Od 01-03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3">01.03.2018</text:span></text:p>
      <text:p text:style-name="P7">Za zadavatele: <text:tab/><text:tab/><text:tab/>Za dodavatele: </text:p>
      <text:p text:style-name="P20"><text:span text:style-name="T17">Jana Rohová <text:s text:c="3"/><text:tab/></text:span><text:span text:style-name="T15"><text:tab/><text:tab/></text:span><text:span text:style-name="T18">Pavel Štěpánek</text:span></text:p>
      <text:p text:style-name="P9"/>
      <text:p text:style-name="P7">….................<text:tab/><text:tab/><text:tab/>….......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24A9440DAB3EAD1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6T11:14:05.311249644</dc:date>
    <meta:editing-cycles>131</meta:editing-cycles>
    <meta:editing-duration>P24DT14H27M47S</meta:editing-duration>
    <meta:generator>LibreOffice/5.1.6.2$Linux_X86_64 LibreOffice_project/10m0$Build-2</meta:generator>
    <meta:print-date>2018-03-06T11:13:11.469967333</meta:print-date>
    <meta:document-statistic meta:table-count="1" meta:image-count="1" meta:object-count="0" meta:page-count="1" meta:paragraph-count="34" meta:word-count="195" meta:character-count="1467" meta:non-whitespace-character-count="1285"/>
    <meta:user-defined meta:name="Informace 1"/>
    <meta:user-defined meta:name="Informace 2"/>
    <meta:user-defined meta:name="Informace 3"/>
    <meta:user-defined meta:name="Informace 4"/>
  </office:meta>
</office:document-meta>
</file>